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int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the following statements:</text:p>
      <text:list text:style-name="L3">
        <text:list-item>
          <text:p text:style-name="P4">Find the <text:span text:style-name="T1">index</text:span> of first 7, then display that index. If the value does not exist, display -1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 and assuming the program you implemented obtained the expected values, <text:span text:style-name="T1">ideally</text:span> the solution should still work even if the values stored in <text:span text:style-name="NormalTok">numbers</text:span> array change, or even if the array length changes.</text:p>
      <text:p text:style-name="Text_20_body">To test your solution, go back to the beginning of the program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these two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that occurs in both arrays (searching left to right)? If these is no match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should not crash and should still produce correct results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array value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</text:p>
      <text:p text:style-name="First_20_paragraph">Implement statements to merge these two arrays, such that the resulting array contains the following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